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125d18" officeooo:paragraph-rsid="00125d18" style:font-size-asian="10.5pt"/>
    </style:style>
    <style:style style:name="P2" style:family="paragraph" style:parent-style-name="Standard">
      <style:text-properties fo:language="pl" fo:country="PL" officeooo:rsid="00125d18" officeooo:paragraph-rsid="001365eb" style:font-size-asian="10.5pt"/>
    </style:style>
    <style:style style:name="P3" style:family="paragraph" style:parent-style-name="Standard">
      <style:text-properties fo:language="pl" fo:country="PL" officeooo:rsid="00125d18" officeooo:paragraph-rsid="0018db3f" style:font-size-asian="10.5pt"/>
    </style:style>
    <style:style style:name="T1" style:family="text">
      <style:text-properties officeooo:rsid="001365eb"/>
    </style:style>
    <style:style style:name="T2" style:family="text">
      <style:text-properties officeooo:rsid="00146a4a"/>
    </style:style>
    <style:style style:name="T3" style:family="text">
      <style:text-properties officeooo:rsid="00163f75"/>
    </style:style>
    <style:style style:name="T4" style:family="text">
      <style:text-properties officeooo:rsid="0018db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szyna Virbian2 sugeruje maszynie Virbian1, by ustawiła trasę domyślną prowadzącą przez 192.168.1.3. Jest to adres maszyny Virbian3.</text:p>
      <text:p text:style-name="P1"/>
      <text:p text:style-name="P2">Zmiana ma sens. Virbian2 ma ustawioną trasę domyślną prowadzącą przez 192.168.1.3 <text:span text:style-name="T1">(Virbian3)</text:span>. <text:span text:style-name="T1">Virbian1 ma trasę domyślną przez Virbian2.</text:span> Więc Virbian1 mógłby zamiast wysyłać pakiety przez Virbian2 do Virbian3, od razu wysyłać pakiety do Virbian3.</text:p>
      <text:p text:style-name="P1"/>
      <text:p text:style-name="P3">Virbian2 ma dostęp do sieci 192.168.1.0/24 <text:span text:style-name="T1">oraz bramę domyślną do </text:span>192.168.1.3 <text:span text:style-name="T1">(Virbian3)</text:span>. <text:span text:style-name="T2">Virbian2 widzi, że przychodzący pakiet jest od maszyny z sieci </text:span>192.168.1.0/24 <text:span text:style-name="T3">(od Virbian1)</text:span> <text:span text:style-name="T3">i jest zaadresowany do maszyny z innej sieci. Virbian2 zauważa, że każdy pakiet zaadresowany do innej sieci, który do niego trafi, będzie skierowany do jego bramy domyślnej. Dlatego Virbain2 proponuje 1</text:span>92.168.1.<text:span text:style-name="T4">1 (Virbian1), by ustawił sobie taką samą bramę domyśln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9:01:37.687690222</meta:creation-date>
    <dc:date>2020-04-17T19:56:27.437430713</dc:date>
    <meta:editing-duration>PT9M59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15" meta:character-count="828" meta:non-whitespace-character-count="716"/>
  </office:meta>
</office:document-meta>
</file>